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6:29:55.787042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04T06:40:24.908555728</dc:date>
    <meta:editing-duration>PT11H28M12S</meta:editing-duration>
    <meta:editing-cycles>111</meta:editing-cycles>
    <meta:generator>LibreOffice/6.2.8.2$Linux_X86_64 LibreOffice_project/20$Build-2</meta:generator>
    <meta:document-statistic meta:table-count="39" meta:cell-count="1323" meta:object-count="0"/>
  </office:meta>
</office:document-meta>
</file>